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1cm"/>
      <style:paragraph-properties style:writing-mode="lr-tb"/>
    </style:style>
    <style:style style:name="gr2" style:family="graphic" style:parent-style-name="standard">
      <style:graphic-properties svg:stroke-color="#ff860d" draw:fill-color="#ffe994" draw:textarea-horizontal-align="justify" draw:textarea-vertical-align="middle" draw:auto-grow-height="false" fo:min-height="0.478cm" fo:min-width="0.233cm"/>
      <style:paragraph-properties style:writing-mode="lr-tb"/>
    </style:style>
    <style:style style:name="gr3" style:family="graphic" style:parent-style-name="standard">
      <style:graphic-properties svg:stroke-color="#ff860d" draw:fill-color="#ffe994" draw:textarea-horizontal-align="justify" draw:textarea-vertical-align="middle" draw:auto-grow-height="false" fo:min-height="0.478cm" fo:min-width="0.234cm"/>
      <style:paragraph-properties style:writing-mode="lr-tb"/>
    </style:style>
    <style:style style:name="gr4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1.929cm" fo:min-width="5.8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39cm"/>
      <style:paragraph-properties style:writing-mode="lr-tb"/>
    </style:style>
    <style:style style:name="gr6" style:family="graphic" style:parent-style-name="standard">
      <style:graphic-properties draw:stroke="dash" draw:stroke-dash="Long_20_Dot" svg:stroke-color="#000000" draw:fill="none" draw:fill-color="#ffffff" fo:min-height="0.637cm"/>
      <style:paragraph-properties style:writing-mode="lr-tb"/>
    </style:style>
    <style:style style:name="gr7" style:family="graphic" style:parent-style-name="standard">
      <style:graphic-properties draw:stroke="dash" draw:stroke-dash="Long_20_Dot" svg:stroke-color="#000000" draw:fill="none" draw:fill-color="#ffffff" draw:textarea-vertical-align="middle" fo:min-height="0.337cm"/>
      <style:paragraph-properties style:writing-mode="lr-tb"/>
    </style:style>
    <style:style style:name="gr8" style:family="graphic" style:parent-style-name="objectwithoutfill">
      <style:graphic-properties draw:stroke="dash" draw:stroke-dash="Dot" svg:stroke-width="0.035cm" svg:stroke-color="#ff3838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ff860d" draw:fill-color="#ff3838" draw:textarea-horizontal-align="justify" draw:textarea-vertical-align="middle" draw:auto-grow-height="false" fo:min-height="0.478cm" fo:min-width="0.2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objectwithoutfill">
      <style:graphic-properties svg:stroke-width="0.035cm" svg:stroke-color="#ff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e99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10d0c"/>
    </style:style>
    <style:style style:name="P6" style:family="paragraph">
      <loext:graphic-properties draw:fill="none" draw:fill-color="#ffffff"/>
      <style:text-properties fo:color="#f10d0c" fo:font-size="11pt" style:font-size-asian="11pt" style:font-size-complex="11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color="#808080" fo:font-size="9pt" style:font-size-asian="16pt" style:font-size-complex="16pt"/>
    </style:style>
    <style:style style:name="P9" style:family="paragraph">
      <style:paragraph-properties fo:text-align="center"/>
      <style:text-properties fo:color="#666666" fo:font-size="8pt" style:font-size-asian="8pt" style:font-size-complex="8pt"/>
    </style:style>
    <style:style style:name="P10" style:family="paragraph">
      <loext:graphic-properties draw:fill="none" draw:fill-color="#ffffff"/>
      <style:paragraph-properties fo:text-align="center"/>
      <style:text-properties fo:color="#666666" fo:font-size="8pt" style:font-size-asian="8pt" style:font-size-complex="8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3838"/>
      <style:paragraph-properties fo:text-align="center"/>
    </style:style>
    <style:style style:name="P13" style:family="paragraph">
      <loext:graphic-properties draw:fill="none" draw:fill-color="#ffffff"/>
      <style:text-properties fo:font-size="10.5pt" style:font-size-asian="10.5pt" style:font-size-complex="10.5pt"/>
    </style:style>
    <style:style style:name="P14" style:family="paragraph">
      <style:text-properties fo:color="#158466"/>
    </style:style>
    <style:style style:name="P15" style:family="paragraph">
      <loext:graphic-properties draw:fill="none" draw:fill-color="#ffffff"/>
      <style:text-properties fo:color="#15846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10d0c" fo:font-size="10.5pt" style:font-size-asian="10.5pt" style:font-size-complex="10.5pt"/>
    </style:style>
    <style:style style:name="T3" style:family="text">
      <style:text-properties fo:color="#808080" fo:font-size="8pt" style:font-size-asian="16pt" style:font-size-complex="16pt"/>
    </style:style>
    <style:style style:name="T4" style:family="text">
      <style:text-properties fo:color="#808080" fo:font-size="8pt" fo:font-weight="bold" style:font-size-asian="16pt" style:font-weight-asian="bold" style:font-size-complex="16pt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13cm" svg:height="0.725cm" svg:x="5.2cm" svg:y="0.775cm">
          <draw:text-box>
            <text:p><text:span text:style-name="T1">K </text:span><text:span text:style-name="T1">= </text:span><text:span text:style-name="T1">5</text:span></text:p>
          </draw:text-box>
        </draw:frame>
        <draw:custom-shape draw:style-name="gr2" draw:text-style-name="P3" draw:layer="layout" svg:width="0.733cm" svg:height="0.728cm" svg:x="0.347cm" svg:y="0.49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33cm" svg:height="0.728cm" svg:x="1.3cm" svg:y="0.49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34cm" svg:height="0.728cm" svg:x="2.253cm" svg:y="0.49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33cm" svg:height="0.728cm" svg:x="3.207cm" svg:y="0.492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38cm" svg:height="2.259cm" svg:x="0.2cm" svg:y="2.24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613cm" svg:height="0.662cm" svg:x="5.187cm" svg:y="1.658cm">
          <draw:text-box>
            <text:p text:style-name="P5"><text:span text:style-name="T2">Buque</text:span></text:p>
          </draw:text-box>
        </draw:frame>
        <draw:frame draw:style-name="gr6" draw:text-style-name="P8" draw:layer="layout" svg:width="2.2cm" svg:height="0.887cm" svg:x="9.9cm" svg:y="6.114cm">
          <draw:text-box>
            <text:p text:style-name="P7"><text:span text:style-name="T3">Eq</text:span><text:span text:style-name="T3">ui</text:span><text:span text:style-name="T3">po </text:span><text:span text:style-name="T3">Ro</text:span><text:span text:style-name="T3">jo</text:span></text:p>
            <text:p text:style-name="P7"><text:span text:style-name="T4">Al</text:span><text:span text:style-name="T4">go</text:span><text:span text:style-name="T4">rít</text:span><text:span text:style-name="T4">mi</text:span><text:span text:style-name="T4">ca</text:span></text:p>
          </draw:text-box>
        </draw:frame>
        <draw:frame draw:style-name="gr6" draw:text-style-name="P8" draw:layer="layout" svg:width="2.2cm" svg:height="0.887cm" svg:x="9.9cm" svg:y="6.114cm">
          <draw:text-box>
            <text:p text:style-name="P7"><text:span text:style-name="T3">Eq</text:span><text:span text:style-name="T3">ui</text:span><text:span text:style-name="T3">po </text:span><text:span text:style-name="T3">Ro</text:span><text:span text:style-name="T3">jo</text:span></text:p>
            <text:p text:style-name="P7"><text:span text:style-name="T4">Al</text:span><text:span text:style-name="T4">go</text:span><text:span text:style-name="T4">rít</text:span><text:span text:style-name="T4">mi</text:span><text:span text:style-name="T4">ca</text:span></text:p>
          </draw:text-box>
        </draw:frame>
        <draw:frame draw:style-name="gr6" draw:text-style-name="P8" draw:layer="layout" svg:width="2.2cm" svg:height="0.887cm" svg:x="9.9cm" svg:y="6.114cm">
          <draw:text-box>
            <text:p text:style-name="P7"><text:span text:style-name="T3">Eq</text:span><text:span text:style-name="T3">ui</text:span><text:span text:style-name="T3">po </text:span><text:span text:style-name="T3">Ro</text:span><text:span text:style-name="T3">jo</text:span></text:p>
            <text:p text:style-name="P7"><text:span text:style-name="T4">Al</text:span><text:span text:style-name="T4">go</text:span><text:span text:style-name="T4">rít</text:span><text:span text:style-name="T4">mi</text:span><text:span text:style-name="T4">ca</text:span></text:p>
          </draw:text-box>
        </draw:frame>
        <draw:frame draw:style-name="gr7" draw:text-style-name="P10" draw:layer="layout" svg:width="1.8cm" svg:height="0.587cm" svg:x="4.8cm" svg:y="0.2cm">
          <draw:text-box>
            <text:p text:style-name="P9"><text:span text:style-name="T5">Equipo Rojo</text:span></text:p>
          </draw:text-box>
        </draw:frame>
        <draw:line draw:style-name="gr8" draw:text-style-name="P11" draw:layer="layout" svg:x1="0.2cm" svg:y1="3.7cm" svg:x2="6.6cm" svg:y2="3.7cm">
          <text:p/>
        </draw:line>
        <draw:custom-shape draw:style-name="gr9" draw:text-style-name="P12" draw:layer="layout" svg:width="0.733cm" svg:height="0.728cm" svg:x="1.907cm" svg:y="2.592cm">
          <text:p text:style-name="P2">4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3.5cm" svg:height="1.673cm" svg:x="4.4cm" svg:y="2.6cm">
          <draw:text-box>
            <text:p><text:span text:style-name="T6">Total: 4 kg</text:span></text:p>
          </draw:text-box>
        </draw:frame>
        <draw:line draw:style-name="gr11" draw:text-style-name="P11" draw:layer="layout" svg:x1="3.6cm" svg:y1="1.2cm" svg:x2="2.3cm" svg:y2="2.6cm">
          <text:p/>
        </draw:line>
        <draw:frame draw:style-name="gr12" draw:text-style-name="P15" draw:layer="layout" svg:width="5.9cm" svg:height="0.763cm" svg:x="0.2cm" svg:y="3.7cm">
          <draw:text-box>
            <text:p text:style-name="P14"><text:span text:style-name="T7">Óptimo: 1 + 2 + 2 = 5 k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8:53:31.847151362</meta:creation-date>
    <dc:date>2022-05-19T19:05:35.957337606</dc:date>
    <meta:editing-duration>PT12M3S</meta:editing-duration>
    <meta:editing-cycles>3</meta:editing-cycles>
    <meta:generator>LibreOffice/6.4.7.2$Linux_X86_64 LibreOffice_project/40$Build-2</meta:generator>
    <meta:document-statistic meta:object-count="16"/>
  </office:meta>
</office:document-meta>
</file>